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baa" officeooo:paragraph-rsid="001cebaa"/>
    </style:style>
    <style:style style:name="P2" style:family="paragraph" style:parent-style-name="Standard">
      <style:text-properties fo:color="#c9211e" loext:opacity="100%" officeooo:rsid="001cebaa" officeooo:paragraph-rsid="001cebaa"/>
    </style:style>
    <style:style style:name="T1" style:family="text">
      <style:text-properties fo:color="#c9211e" loext:opacity="100%"/>
    </style:style>
    <style:style style:name="T2" style:family="text">
      <style:text-properties officeooo:rsid="001e88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bes Tagebuch,</text:p>
      <text:p text:style-name="P1">ich stand morgens später als <text:span text:style-name="T1">normalerweise</text:span> auf. Deshalb musste ich mich </text:p>
      <text:p text:style-name="P1">schneller<text:span text:style-name="T1"> auf das zur Arbeit gehen vorbereiten</text:span>. Ich lief zur Bushaltestelle und </text:p>
      <text:p text:style-name="P1">nahm einen Bus. <text:span text:style-name="T1">Der</text:span> war ganz voll. Also/De<text:span text:style-name="T2">s</text:span>halb<text:span text:style-name="T1"> war es</text:span> wegen der Leute im Bus <text:span text:style-name="T1">zu warm</text:span>. <text:s/>Und es gab rücksichtslose Menschen. <text:span text:style-name="T1">Es</text:span> war sehr nervig /<text:span text:style-name="T1"> Ich war sehr genervt</text:span>.</text:p>
      <text:p text:style-name="P1">Als ich aus <text:span text:style-name="T1">dem</text:span> vollen Bus stieg, konnte ich schließlich atmen. </text:p>
      <text:p text:style-name="P1">Und dann rannte ich wieder direkt ins Büro. </text:p>
      <text:p text:style-name="P1">Ich verspätete mich nicht zum Glück. </text:p>
      <text:p text:style-name="P1">Außerdem konnte ich mich tagsüber auf mein<text:span text:style-name="T1">e</text:span> Arbeit konzentrieren.</text:p>
      <text:p text:style-name="P1"/>
      <text:p text:style-name="P1">Aber nach der Arbeit hatte ich eine Verabredung mit eine<text:span text:style-name="T1">r </text:span>Freundin.</text:p>
      <text:p text:style-name="P1">Ich mochte mich nicht treffen <text:span text:style-name="T1">sondern direkt </text:span>nach Hause gehen.</text:p>
      <text:p text:style-name="P1">Ich wollte nicht, dass die Freundin von mir enttäuscht <text:span text:style-name="T1">ist/wird</text:span>.</text:p>
      <text:p text:style-name="P1">Dann endlich entschied ich mich dafür, mich mit ihr zu treffen.</text:p>
      <text:p text:style-name="P1"/>
      <text:p text:style-name="P1">Als ich mich mit ihr beschäftigte, war ich gar nicht <text:span text:style-name="T1">so</text:span> müde, wie ich dachte.</text:p>
      <text:p text:style-name="P1">Wir aßen leckeres Essen und redeten jeder <text:span text:style-name="T1">über unseren </text:span>abwechslungsreichen Alltag.</text:p>
      <text:p text:style-name="P1"/>
      <text:p text:style-name="P1">…, bin ich<text:span text:style-name="T1"> zufrieden/glücklich.</text:span></text:p>
      <text:p text:style-name="P1">Nachdem ich mich,… und duschte <text:span text:style-name="T1">direkt/sofort</text:span>. </text:p>
      <text:p text:style-name="P1">Heute war ich sehr beschäftig<text:span text:style-name="T1">t</text:span>.</text:p>
      <text:p text:style-name="P1">Außerdem verbrachte ich meinen Tag zu schnell. <text:span text:style-name="T1">Außerdem verging der Tag zu schnell.</text:span></text:p>
      <text:p text:style-name="P1">Es war <text:span text:style-name="T1">gut</text:span> <text:span text:style-name="T1">h</text:span>eute.</text:p>
      <text:p text:style-name="P1">Wenn ich heute nicht mit ihr zusamme<text:span text:style-name="T1">n gewesen wäre, hätte </text:span>ich es bereut.</text:p>
      <text:p text:style-name="P1"/>
      <text:p text:style-name="P2">Da ich mich mit meiner Freundin traf, bereue ich nich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1:22:02</meta:creation-date>
    <dc:date>2024-02-02T12:02:34.024000000</dc:date>
    <meta:editing-duration>PT40M31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1" meta:word-count="213" meta:character-count="1295" meta:non-whitespace-character-count="1096"/>
  </office:meta>
</office:document-meta>
</file>